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498cm"/>
    </style:style>
    <style:style style:name="Tabela3.B" style:family="table-column">
      <style:table-column-properties style:column-width="12.51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Open Sans" fo:font-size="9pt" officeooo:rsid="0025cb61" officeooo:paragraph-rsid="0025cb61" style:font-size-asian="9pt" style:font-size-complex="9pt"/>
    </style:style>
    <style:style style:name="P2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style:font-name="Open Sans" fo:font-size="9pt" officeooo:rsid="00172c50" officeooo:paragraph-rsid="0025cb61" style:font-size-asian="9pt" style:font-size-complex="9pt"/>
    </style:style>
    <style:style style:name="P4" style:family="paragraph" style:parent-style-name="Footer">
      <style:text-properties fo:font-size="9pt" officeooo:rsid="0020bb11" officeooo:paragraph-rsid="001f5890" style:font-size-asian="9pt" style:font-size-complex="9pt"/>
    </style:style>
    <style:style style:name="P5" style:family="paragraph" style:parent-style-name="Footer">
      <style:text-properties officeooo:rsid="00172c50" officeooo:paragraph-rsid="00172c50"/>
    </style:style>
    <style:style style:name="P6" style:family="paragraph" style:parent-style-name="Standard">
      <style:text-properties style:font-name="Open Sans" fo:font-size="8pt" officeooo:rsid="00172c50" officeooo:paragraph-rsid="001f5890" style:font-size-asian="8pt" style:font-size-complex="8pt"/>
    </style:style>
    <style:style style:name="P7" style:family="paragraph" style:parent-style-name="Standard">
      <style:text-properties style:font-name="Open Sans" officeooo:rsid="001f5890"/>
    </style:style>
    <style:style style:name="P8" style:family="paragraph" style:parent-style-name="Standard">
      <style:text-properties style:font-name="Open Sans" officeooo:rsid="001f5890" officeooo:paragraph-rsid="001f5890"/>
    </style:style>
    <style:style style:name="P9" style:family="paragraph" style:parent-style-name="Standard">
      <style:text-properties style:font-name="Open Sans" fo:font-weight="bold" officeooo:rsid="001f5890" officeooo:paragraph-rsid="001f5890" style:font-weight-asian="bold" style:font-weight-complex="bold"/>
    </style:style>
    <style:style style:name="P10" style:family="paragraph" style:parent-style-name="Standard">
      <style:text-properties style:font-name="Open Sans" fo:font-weight="normal" officeooo:rsid="001f5890" officeooo:paragraph-rsid="001f5890" style:font-weight-asian="normal" style:font-weight-complex="normal"/>
    </style:style>
    <style:style style:name="P11" style:family="paragraph" style:parent-style-name="Standard">
      <style:text-properties style:font-name="Open Sans" fo:font-weight="normal" officeooo:rsid="002271ae" officeooo:paragraph-rsid="002271ae" style:font-weight-asian="normal" style:font-weight-complex="normal"/>
    </style:style>
    <style:style style:name="P12" style:family="paragraph" style:parent-style-name="Standard">
      <style:text-properties style:font-name="Open Sans" officeooo:rsid="0017a2cd" officeooo:paragraph-rsid="0017a2cd"/>
    </style:style>
    <style:style style:name="P13" style:family="paragraph" style:parent-style-name="Standard">
      <style:text-properties style:font-name="Open Sans" officeooo:rsid="0017a2cd" officeooo:paragraph-rsid="002734c7"/>
    </style:style>
    <style:style style:name="P14" style:family="paragraph" style:parent-style-name="Standard">
      <style:text-properties style:font-name="Open Sans" officeooo:rsid="0017a2cd" officeooo:paragraph-rsid="001d3c9f"/>
    </style:style>
    <style:style style:name="P15" style:family="paragraph" style:parent-style-name="Standard">
      <style:text-properties style:font-name="Open Sans" officeooo:rsid="0017a2cd" officeooo:paragraph-rsid="00a2ec6a"/>
    </style:style>
    <style:style style:name="P16" style:family="paragraph" style:parent-style-name="Standard">
      <style:text-properties style:font-name="Open Sans" officeooo:rsid="0017a2cd" officeooo:paragraph-rsid="00a2fa0f"/>
    </style:style>
    <style:style style:name="P17" style:family="paragraph" style:parent-style-name="Standard">
      <style:text-properties style:font-name="Open Sans" officeooo:rsid="0059f8ac" officeooo:paragraph-rsid="0059f8ac"/>
    </style:style>
    <style:style style:name="P18" style:family="paragraph" style:parent-style-name="Standard">
      <style:paragraph-properties fo:text-align="center" style:justify-single-word="false"/>
      <style:text-properties style:font-name="Open Sans" officeooo:rsid="00172c50" officeooo:paragraph-rsid="00172c50"/>
    </style:style>
    <style:style style:name="P19" style:family="paragraph" style:parent-style-name="Standard">
      <style:paragraph-properties fo:text-align="center" style:justify-single-word="false"/>
      <style:text-properties style:font-name="Open Sans" officeooo:rsid="00172c50" officeooo:paragraph-rsid="008acf5b"/>
    </style:style>
    <style:style style:name="P20" style:family="paragraph" style:parent-style-name="Standard">
      <style:text-properties style:font-name="Open Sans" officeooo:rsid="00172c50" officeooo:paragraph-rsid="00172c50"/>
    </style:style>
    <style:style style:name="P21" style:family="paragraph" style:parent-style-name="Standard">
      <style:paragraph-properties fo:text-align="center" style:justify-single-word="false"/>
      <style:text-properties style:font-name="Open Sans" fo:font-size="14pt" officeooo:rsid="00172c50" officeooo:paragraph-rsid="00172c50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Open Sans" fo:font-size="14pt" officeooo:rsid="008399b3" officeooo:paragraph-rsid="0059f8ac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Open Sans" officeooo:rsid="008acf5b" officeooo:paragraph-rsid="008acf5b"/>
    </style:style>
    <style:style style:name="P24" style:family="paragraph" style:parent-style-name="Standard">
      <style:paragraph-properties fo:text-align="center" style:justify-single-word="false"/>
      <style:text-properties style:font-name="Open Sans" fo:font-size="12pt" officeooo:rsid="006ed71c" officeooo:paragraph-rsid="003f7bce" style:font-size-asian="12pt" style:font-size-complex="12pt"/>
    </style:style>
    <style:style style:name="P25" style:family="paragraph" style:parent-style-name="Standard">
      <style:text-properties style:font-name="Open Sans" fo:font-size="11pt" officeooo:rsid="001912f9" officeooo:paragraph-rsid="001912f9" style:font-size-asian="11pt" style:font-size-complex="11pt"/>
    </style:style>
    <style:style style:name="P26" style:family="paragraph" style:parent-style-name="Standard">
      <style:text-properties style:font-name="Open Sans" fo:font-size="11pt" officeooo:rsid="00a2a7f9" officeooo:paragraph-rsid="00a2a7f9" style:font-size-asian="11pt" style:font-size-complex="11pt"/>
    </style:style>
    <style:style style:name="P27" style:family="paragraph" style:parent-style-name="Standard">
      <style:text-properties officeooo:rsid="00172c50" officeooo:paragraph-rsid="00172c50"/>
    </style:style>
    <style:style style:name="P28" style:family="paragraph" style:parent-style-name="Standard">
      <style:text-properties fo:color="#000000" style:font-name="Open Sans" fo:font-size="11pt" style:font-size-asian="11pt" style:font-size-complex="11pt"/>
    </style:style>
    <style:style style:name="P29" style:family="paragraph" style:parent-style-name="Standard">
      <style:text-properties fo:color="#000000" style:font-name="Open Sans" fo:font-size="11pt" officeooo:rsid="008399b3" officeooo:paragraph-rsid="008399b3" style:font-size-asian="11pt" style:font-size-complex="11pt"/>
    </style:style>
    <style:style style:name="P30" style:family="paragraph" style:parent-style-name="Standard">
      <style:text-properties fo:color="#000000" style:font-name="Open Sans" fo:font-size="11pt" officeooo:rsid="00605891" officeooo:paragraph-rsid="00729f5a" style:font-size-asian="11pt" style:font-size-complex="11pt"/>
    </style:style>
    <style:style style:name="P31" style:family="paragraph" style:parent-style-name="Standard">
      <style:text-properties fo:color="#000000" style:font-name="Open Sans" fo:font-size="11pt" officeooo:rsid="008e8be5" officeooo:paragraph-rsid="008e8be5" style:font-size-asian="11pt" style:font-size-complex="11pt"/>
    </style:style>
    <style:style style:name="P32" style:family="paragraph" style:parent-style-name="Standard">
      <style:text-properties fo:color="#000000" style:font-name="Open Sans" fo:font-size="11pt" officeooo:rsid="009c7582" officeooo:paragraph-rsid="009c7582" style:font-size-asian="11pt" style:font-size-complex="11pt"/>
    </style:style>
    <style:style style:name="P33" style:family="paragraph" style:parent-style-name="Standard">
      <style:text-properties fo:color="#000000" style:font-name="Open Sans" fo:font-size="11pt" officeooo:rsid="00a234f1" officeooo:paragraph-rsid="00a234f1" style:font-size-asian="11pt" style:font-size-complex="11pt"/>
    </style:style>
    <style:style style:name="P34" style:family="paragraph" style:parent-style-name="Standard">
      <style:text-properties fo:color="#000000" style:font-name="Open Sans" fo:font-size="11pt" fo:font-weight="normal" officeooo:rsid="008472d6" officeooo:paragraph-rsid="008472d6" style:font-size-asian="11pt" style:font-weight-asian="normal" style:font-size-complex="11pt" style:font-weight-complex="normal"/>
    </style:style>
    <style:style style:name="P35" style:family="paragraph" style:parent-style-name="Standard">
      <style:text-properties fo:color="#000000" style:font-name="Open Sans" fo:font-size="11pt" fo:font-weight="bold" officeooo:rsid="00605891" style:font-size-asian="11pt" style:font-weight-asian="bold" style:font-size-complex="11pt" style:font-weight-complex="bold"/>
    </style:style>
    <style:style style:name="P36" style:family="paragraph" style:parent-style-name="Standard">
      <style:text-properties fo:color="#000000" style:font-name="Open Sans" fo:font-size="11pt" fo:font-weight="bold" officeooo:rsid="008472d6" style:font-size-asian="11pt" style:font-weight-asian="bold" style:font-size-complex="11pt" style:font-weight-complex="bold"/>
    </style:style>
    <style:style style:name="P37" style:family="paragraph" style:parent-style-name="Standard">
      <style:text-properties fo:color="#000000" style:font-name="Open Sans" fo:font-size="14pt" officeooo:rsid="009c7582" officeooo:paragraph-rsid="009c7582" style:font-size-asian="14pt" style:font-size-complex="14pt"/>
    </style:style>
    <style:style style:name="P38" style:family="paragraph" style:parent-style-name="Standard">
      <style:text-properties fo:color="#000000" style:font-name="Open Sans" fo:font-size="14pt" officeooo:rsid="008e8be5" officeooo:paragraph-rsid="005effe8" style:font-size-asian="14pt" style:font-size-complex="14pt"/>
    </style:style>
    <style:style style:name="P39" style:family="paragraph" style:parent-style-name="Text_20_body">
      <style:text-properties style:font-name="Open Sans" fo:font-weight="normal" officeooo:rsid="00807743" officeooo:paragraph-rsid="00807743" style:font-weight-asian="normal" style:font-weight-complex="normal"/>
    </style:style>
    <style:style style:name="P40" style:family="paragraph" style:parent-style-name="Text_20_body">
      <style:text-properties style:font-name="Open Sans" fo:font-weight="normal" officeooo:rsid="008b565c" officeooo:paragraph-rsid="008b565c" style:font-weight-asian="normal" style:font-weight-complex="normal"/>
    </style:style>
    <style:style style:name="P41" style:family="paragraph" style:parent-style-name="Text_20_body">
      <style:text-properties style:font-name="Open Sans" fo:font-weight="normal" officeooo:rsid="00a0c320" officeooo:paragraph-rsid="00a0c320" style:font-weight-asian="normal" style:font-weight-complex="normal"/>
    </style:style>
    <style:style style:name="P42" style:family="paragraph" style:parent-style-name="Text_20_body">
      <style:text-properties style:font-name="Open Sans" fo:font-weight="normal" officeooo:rsid="0095af55" officeooo:paragraph-rsid="0095af55" style:font-weight-asian="normal" style:font-weight-complex="normal"/>
    </style:style>
    <style:style style:name="P43" style:family="paragraph" style:parent-style-name="Text_20_body">
      <style:text-properties fo:color="#000000" style:font-name="Open Sans" fo:font-size="11pt" officeooo:rsid="008ca083" officeooo:paragraph-rsid="0092643c" style:font-size-asian="10.5pt" style:font-size-complex="12pt"/>
    </style:style>
    <style:style style:name="P44" style:family="paragraph" style:parent-style-name="Text_20_body">
      <style:text-properties fo:font-size="11pt" officeooo:rsid="008e8be5" officeooo:paragraph-rsid="0092643c" style:font-size-asian="11pt" style:font-size-complex="11pt"/>
    </style:style>
    <style:style style:name="P45" style:family="paragraph" style:parent-style-name="Contents_20_Heading">
      <style:paragraph-properties fo:break-before="page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="Open Sans" fo:font-size="12pt" officeooo:rsid="00172c50" officeooo:paragraph-rsid="00172c50" style:font-size-asian="12pt" style:font-size-complex="12pt"/>
    </style:style>
    <style:style style:name="P48" style:family="paragraph" style:parent-style-name="Heading_20_1">
      <style:text-properties style:font-name="Open Sans" fo:font-weight="bold" officeooo:rsid="00807743" officeooo:paragraph-rsid="00807743" style:font-weight-asian="bold" style:font-weight-complex="bold"/>
    </style:style>
    <style:style style:name="P49" style:family="paragraph" style:parent-style-name="Heading_20_1">
      <style:text-properties officeooo:paragraph-rsid="008ca083"/>
    </style:style>
    <style:style style:name="P50" style:family="paragraph" style:parent-style-name="Heading_20_1">
      <style:text-properties fo:color="#000000" style:font-name="Open Sans" fo:font-size="11pt" officeooo:rsid="001912f9" officeooo:paragraph-rsid="0092643c" style:font-size-asian="11pt" style:font-size-complex="11pt"/>
    </style:style>
    <style:style style:name="P51" style:family="paragraph" style:parent-style-name="Heading_20_1">
      <style:text-properties fo:color="#000000" style:font-name="Open Sans" fo:font-size="11pt" officeooo:rsid="008ca083" officeooo:paragraph-rsid="0092643c" style:font-size-asian="11pt" style:font-size-complex="11pt"/>
    </style:style>
    <style:style style:name="P52" style:family="paragraph" style:parent-style-name="Heading_20_1">
      <style:text-properties fo:color="#000000" style:font-name="Open Sans" fo:font-size="9.5pt" officeooo:rsid="001912f9" officeooo:paragraph-rsid="008472d6" style:font-size-asian="9.5pt"/>
    </style:style>
    <style:style style:name="P53" style:family="paragraph" style:parent-style-name="Heading_20_1">
      <style:text-properties fo:color="#000000" style:font-name="Open Sans" fo:font-size="14pt" officeooo:rsid="008399b3" officeooo:paragraph-rsid="00627dc9" style:font-size-asian="14pt" style:font-size-complex="14pt"/>
    </style:style>
    <style:style style:name="P54" style:family="paragraph" style:parent-style-name="Heading_20_1">
      <style:text-properties fo:color="#000000" style:font-name="Open Sans" fo:font-size="14pt" officeooo:rsid="008399b3" officeooo:paragraph-rsid="009c7582" style:font-size-asian="14pt" style:font-size-complex="14pt"/>
    </style:style>
    <style:style style:name="P55" style:family="paragraph" style:parent-style-name="Heading_20_1">
      <style:paragraph-properties fo:break-before="page"/>
      <style:text-properties style:font-name="Open Sans" officeooo:rsid="0017a2cd"/>
    </style:style>
    <style:style style:name="P56" style:family="paragraph" style:parent-style-name="Heading_20_1">
      <style:paragraph-properties fo:break-before="page"/>
      <style:text-properties style:font-name="Open Sans" officeooo:rsid="001f5890"/>
    </style:style>
    <style:style style:name="P57" style:family="paragraph" style:parent-style-name="Heading_20_1">
      <style:paragraph-properties fo:break-before="page"/>
      <style:text-properties style:font-name="Open Sans" officeooo:rsid="001912f9" officeooo:paragraph-rsid="004d9477"/>
    </style:style>
    <style:style style:name="T1" style:family="text">
      <style:text-properties officeooo:rsid="008399b3"/>
    </style:style>
    <style:style style:name="T2" style:family="text">
      <style:text-properties officeooo:rsid="006ed71c"/>
    </style:style>
    <style:style style:name="T3" style:family="text">
      <style:text-properties officeooo:rsid="008b565c"/>
    </style:style>
    <style:style style:name="T4" style:family="text">
      <style:text-properties officeooo:rsid="0059f8ac"/>
    </style:style>
    <style:style style:name="T5" style:family="text">
      <style:text-properties officeooo:rsid="002734c7"/>
    </style:style>
    <style:style style:name="T6" style:family="text">
      <style:text-properties officeooo:rsid="001c08cb"/>
    </style:style>
    <style:style style:name="T7" style:family="text">
      <style:text-properties officeooo:rsid="0020d931"/>
    </style:style>
    <style:style style:name="T8" style:family="text">
      <style:text-properties officeooo:rsid="0025f14a"/>
    </style:style>
    <style:style style:name="T9" style:family="text">
      <style:text-properties fo:font-size="14pt" officeooo:rsid="005c2813" style:font-size-asian="14pt" style:font-size-complex="14pt"/>
    </style:style>
    <style:style style:name="T10" style:family="text">
      <style:text-properties fo:font-size="14pt" officeooo:rsid="009a891f" style:font-size-asian="14pt" style:font-size-complex="14pt"/>
    </style:style>
    <style:style style:name="T11" style:family="text">
      <style:text-properties fo:font-size="14pt" officeooo:rsid="00a1a7cd" style:font-size-asian="14pt" style:font-size-complex="14pt"/>
    </style:style>
    <style:style style:name="T12" style:family="text">
      <style:text-properties fo:font-size="14pt" officeooo:rsid="00a234f1" style:font-size-asian="14pt" style:font-size-complex="14pt"/>
    </style:style>
    <style:style style:name="T13" style:family="text">
      <style:text-properties fo:font-size="14pt" fo:font-weight="bold" officeooo:rsid="005c2813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9a891f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a234f1" style:font-size-asian="14pt" style:font-weight-asian="bold" style:font-size-complex="14pt" style:font-weight-complex="bold"/>
    </style:style>
    <style:style style:name="T16" style:family="text">
      <style:text-properties officeooo:rsid="005a59cc"/>
    </style:style>
    <style:style style:name="T17" style:family="text">
      <style:text-properties officeooo:rsid="005db208"/>
    </style:style>
    <style:style style:name="T18" style:family="text">
      <style:text-properties officeooo:rsid="0088e5e9"/>
    </style:style>
    <style:style style:name="T19" style:family="text">
      <style:text-properties officeooo:rsid="00898086"/>
    </style:style>
    <style:style style:name="T20" style:family="text">
      <style:text-properties fo:color="#000000" style:font-name="Open Sans"/>
    </style:style>
    <style:style style:name="T21" style:family="text">
      <style:text-properties fo:color="#000000" style:font-name="Open Sans" fo:font-size="14pt" officeooo:rsid="005c2813" style:font-size-asian="14pt" style:font-size-complex="14pt"/>
    </style:style>
    <style:style style:name="T22" style:family="text">
      <style:text-properties fo:color="#000000" style:font-name="Open Sans" fo:font-size="14pt" officeooo:rsid="008472d6" style:font-size-asian="14pt" style:font-size-complex="14pt"/>
    </style:style>
    <style:style style:name="T23" style:family="text">
      <style:text-properties fo:color="#000000" style:font-name="Open Sans" fo:font-size="14pt" officeooo:rsid="003f7bce" style:font-size-asian="14pt" style:font-size-complex="14pt"/>
    </style:style>
    <style:style style:name="T24" style:family="text">
      <style:text-properties fo:color="#000000" style:font-name="Open Sans" fo:font-size="14pt" officeooo:rsid="00861013" style:font-size-asian="14pt" style:font-size-complex="14pt"/>
    </style:style>
    <style:style style:name="T25" style:family="text">
      <style:text-properties fo:color="#000000" style:font-name="Open Sans" fo:font-size="14pt" officeooo:rsid="009a891f" style:font-size-asian="14pt" style:font-size-complex="14pt"/>
    </style:style>
    <style:style style:name="T26" style:family="text">
      <style:text-properties fo:color="#000000" style:font-name="Open Sans" fo:font-size="14pt" officeooo:rsid="00a234f1" style:font-size-asian="14pt" style:font-size-complex="14pt"/>
    </style:style>
    <style:style style:name="T27" style:family="text">
      <style:text-properties fo:color="#000000" style:font-name="Open Sans" officeooo:rsid="00a0c320"/>
    </style:style>
    <style:style style:name="T28" style:family="text">
      <style:text-properties officeooo:rsid="0095af55"/>
    </style:style>
    <style:style style:name="T29" style:family="text">
      <style:text-properties officeooo:rsid="0095efd4"/>
    </style:style>
    <style:style style:name="T30" style:family="text">
      <style:text-properties officeooo:rsid="0097d6ec"/>
    </style:style>
    <style:style style:name="T31" style:family="text">
      <style:text-properties officeooo:rsid="0099757a"/>
    </style:style>
    <style:style style:name="T32" style:family="text">
      <style:text-properties officeooo:rsid="009c7582"/>
    </style:style>
    <style:style style:name="T33" style:family="text">
      <style:text-properties officeooo:rsid="00a0c320"/>
    </style:style>
    <style:style style:name="T34" style:family="text">
      <style:text-properties officeooo:rsid="00a234f1"/>
    </style:style>
    <style:style style:name="T35" style:family="text">
      <style:text-properties officeooo:rsid="00a2ec6a"/>
    </style:style>
    <style:style style:name="T36" style:family="text">
      <style:text-properties officeooo:rsid="00a427f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24"><text:span text:style-name="T36">SzkicPrzekroju</text:span></text:p>
      <text:p text:style-name="P18"/>
      <text:p text:style-name="P22"><text:span text:style-name="T36">Szkic przekroju cieku</text:span></text:p>
      <text:p text:style-name="P19">Wersja 1.<text:span text:style-name="T36">0-beta</text:span></text:p>
      <text:p text:style-name="P23">Data publikacji: <text:span text:style-name="T31">24 maja 2012</text:span></text:p>
      <text:p text:style-name="P18"/>
      <text:p text:style-name="P21">Podręcznik użytkownika</text:p>
      <text:p text:style-name="P18"/>
      <text:p text:style-name="P18">OPGK Olsztyn Sp. z o.o., ul. 1 Maja 13, 10-117 Olsztyn</text:p>
      <text:p text:style-name="P20"/>
      <text:p text:style-name="P27"/>
      <text:p text:style-name="P2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45">Spis treści</text:p>
          </text:index-title>
          <text:p text:style-name="P46"><text:a xlink:type="simple" xlink:href="#__RefHeading__13358_148469637" text:style-name="Index_20_Link" text:visited-style-name="Index_20_Link">Wstęp<text:tab/>3</text:a></text:p>
          <text:p text:style-name="P46"><text:a xlink:type="simple" xlink:href="#__RefHeading__243_1321818359" text:style-name="Index_20_Link" text:visited-style-name="Index_20_Link">Instalacja<text:tab/>4</text:a></text:p>
          <text:p text:style-name="P46"><text:a xlink:type="simple" xlink:href="#__RefHeading__468_1731639095" text:style-name="Index_20_Link" text:visited-style-name="Index_20_Link">Konfiguracja<text:tab/>4</text:a></text:p>
          <text:p text:style-name="P46"><text:a xlink:type="simple" xlink:href="#__RefHeading__279_1769275092" text:style-name="Index_20_Link" text:visited-style-name="Index_20_Link">Wykaz zmienionych powierzchni<text:tab/>5</text:a></text:p>
          <text:p text:style-name="P46"><text:a xlink:type="simple" xlink:href="#__RefHeading___Toc451_646430523" text:style-name="Index_20_Link" text:visited-style-name="Index_20_Link">Wykaz przenumerowanych działek<text:tab/>5</text:a></text:p>
          <text:p text:style-name="P46"><text:a xlink:type="simple" xlink:href="#__RefHeading___Toc523_399167615" text:style-name="Index_20_Link" text:visited-style-name="Index_20_Link">Wykaz podzielonych działek<text:tab/>5</text:a></text:p>
          <text:p text:style-name="P46"><text:a xlink:type="simple" xlink:href="#__RefHeading___Toc481_1458530047" text:style-name="Index_20_Link" text:visited-style-name="Index_20_Link">Wykaz scalonych działek<text:tab/>5</text:a></text:p>
          <text:p text:style-name="P46"><text:a xlink:type="simple" xlink:href="#__RefHeading__696_732489043" text:style-name="Index_20_Link" text:visited-style-name="Index_20_Link">Repozytorium KERG<text:tab/>5</text:a></text:p>
          <text:p text:style-name="P46"><text:a xlink:type="simple" xlink:href="#__RefHeading___Toc608_1715867377" text:style-name="Index_20_Link" text:visited-style-name="Index_20_Link">Repozytorium dotychczasowego i nowego stanu<text:tab/>5</text:a></text:p>
        </text:index-body>
      </text:table-of-content>
      <text:p text:style-name="P27"/>
      <text:h text:style-name="P55" text:outline-level="1"><text:bookmark-start text:name="__RefHeading__13358_148469637"/>Wstęp<text:bookmark-end text:name="__RefHeading__13358_148469637"/></text:h>
      <text:p text:style-name="P12"/>
      <text:p text:style-name="P13"><text:span text:style-name="T5">Aplikacja</text:span> <text:span text:style-name="T4">WykazSynchronizacyjny</text:span> służy do <text:span text:style-name="T4">wygenerowania wykazu synchronizacyjnego danych ewidencyjnych dotyczących działek z plików SWDE (danych opisowych dotychczasowych i nowych)</text:span>.</text:p>
      <text:p text:style-name="P12"/>
      <text:p text:style-name="P12">W skład pakietu wchodz<text:span text:style-name="T8">ą</text:span> plik<text:span text:style-name="T8">i</text:span>:</text:p>
      <text:p text:style-name="P12"><text:s/><text:span text:style-name="T17">Katalog bin:</text:span></text:p>
      <text:p text:style-name="P12">* <text:span text:style-name="T4">WykazSynchronizacyjny</text:span>.exe – <text:span text:style-name="T4">plik wykonywalny </text:span>program<text:span text:style-name="T4">u</text:span>,</text:p>
      <text:p text:style-name="P14">* <text:span text:style-name="T4">WykazSynchronizacyjny</text:span>.exe.config – plik konfiguracyjny <text:span text:style-name="T6">programu</text:span>,</text:p>
      <text:p text:style-name="P14">* <text:span text:style-name="T19">WykazSynchronizacyjny.Domena.dll,</text:span></text:p>
      <text:p text:style-name="P14">* <text:span text:style-name="T19">WykazSynchronizacyjny.Raporty.dll,</text:span></text:p>
      <text:p text:style-name="P15">* <text:span text:style-name="T19">WykazSynchronizacyjny.Repozytoria.dll,</text:span></text:p>
      <text:p text:style-name="P16">* <text:span text:style-name="T19">WykazSynchronizacyjny.docx,</text:span></text:p>
      <text:p text:style-name="P17">* egib.swde.dll – biblioteka,</text:p>
      <text:p text:style-name="P17">* Pragmatic.Kontrakty.dll – biblioteka,</text:p>
      <text:p text:style-name="P17">* <text:span text:style-name="T18">Pragmatic.DocX.dll – biblioteka,</text:span></text:p>
      <text:p text:style-name="P12">* Podręcznik u<text:span text:style-name="T7">ż</text:span>ytkownika.pdf – podręcznik użytkownika.</text:p>
      <text:h text:style-name="P56" text:outline-level="1"><text:bookmark-start text:name="__RefHeading__243_1321818359"/>Instalacja<text:bookmark-end text:name="__RefHeading__243_1321818359"/></text:h>
      <text:p text:style-name="P7"/>
      <text:p text:style-name="P9">Wymagania</text:p>
      <text:p text:style-name="P8"/>
      <text:p text:style-name="P8">System Operacyjny</text:p>
      <text:p text:style-name="P8">* Microsoft Windows XP</text:p>
      <text:p text:style-name="P8">* Microsoft Windows Vista</text:p>
      <text:p text:style-name="P8">* Microsoft Windows 7</text:p>
      <text:p text:style-name="P8">Microsoft .NET Framework <text:span text:style-name="T16">4</text:span></text:p>
      <text:p text:style-name="P8"/>
      <text:p text:style-name="P9">Instalacja</text:p>
      <text:p text:style-name="P10"/>
      <text:p text:style-name="P11">Program nie wymaga instalacji.</text:p>
      <text:p text:style-name="P11"/>
      <text:h text:style-name="P48" text:outline-level="1"><text:bookmark-start text:name="__RefHeading__468_1731639095"/>Konfiguracja<text:bookmark-end text:name="__RefHeading__468_1731639095"/></text:h>
      <text:p text:style-name="P39"/>
      <text:p text:style-name="P39">W pliku <text:span text:style-name="T1">WykazSynchronizacyjny</text:span>.exe.config możemy określić parametry wykazu zmian:</text:p>
      <text:p text:style-name="P39"/>
      <text:p text:style-name="P40">Tabela nazw zmiennych wykorzystywanych w szablonach: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0">[KERG]</text:p>
          </table:table-cell>
          <table:table-cell table:style-name="Tabela3.B1" office:value-type="string">
            <text:p text:style-name="P40"><text:span text:style-name="T28">N</text:span>umer KERG obrębu</text:p>
          </table:table-cell>
        </table:table-row>
        <table:table-row>
          <table:table-cell table:style-name="Tabela3.A2" office:value-type="string">
            <text:p text:style-name="P40">[JEW_TERYT]</text:p>
          </table:table-cell>
          <table:table-cell table:style-name="Tabela3.B2" office:value-type="string">
            <text:p text:style-name="P40"><text:span text:style-name="T28">Numer t</text:span>eryt jednostki ewidencyjnej</text:p>
          </table:table-cell>
        </table:table-row>
        <table:table-row>
          <table:table-cell table:style-name="Tabela3.A2" office:value-type="string">
            <text:p text:style-name="P40">[JEW_NAZWA]</text:p>
          </table:table-cell>
          <table:table-cell table:style-name="Tabela3.B2" office:value-type="string">
            <text:p text:style-name="P40"><text:span text:style-name="T28">N</text:span>azwa jednostki ewidencyjnej</text:p>
          </table:table-cell>
        </table:table-row>
        <table:table-row>
          <table:table-cell table:style-name="Tabela3.A2" office:value-type="string">
            <text:p text:style-name="P40">[OBR_TERYT]</text:p>
          </table:table-cell>
          <table:table-cell table:style-name="Tabela3.B2" office:value-type="string">
            <text:p text:style-name="P40"><text:span text:style-name="T28">Numer t</text:span>eryt obrębu ewidencyjnego</text:p>
          </table:table-cell>
        </table:table-row>
        <table:table-row>
          <table:table-cell table:style-name="Tabela3.A2" office:value-type="string">
            <text:p text:style-name="P40">[OBR_NAZWA]</text:p>
          </table:table-cell>
          <table:table-cell table:style-name="Tabela3.B2" office:value-type="string">
            <text:p text:style-name="P40"><text:span text:style-name="T28">N</text:span>azwa obrębu ewidencyjnego</text:p>
          </table:table-cell>
        </table:table-row>
        <table:table-row>
          <table:table-cell table:style-name="Tabela3.A2" office:value-type="string">
            <text:p text:style-name="P42">[KW]</text:p>
          </table:table-cell>
          <table:table-cell table:style-name="Tabela3.B2" office:value-type="string">
            <text:p text:style-name="P42">Numer KW <text:span text:style-name="T29">(nowa zmienna)</text:span></text:p>
          </table:table-cell>
        </table:table-row>
        <table:table-row>
          <table:table-cell table:style-name="Tabela3.A2" office:value-type="string">
            <text:p text:style-name="P40">[NR_<text:span text:style-name="T33">OLD</text:span>]</text:p>
          </table:table-cell>
          <table:table-cell table:style-name="Tabela3.B2" office:value-type="string">
            <text:p text:style-name="P40"><text:span text:style-name="T28">N</text:span>umer działki <text:span text:style-name="T30">(zawiera numer arkusza)</text:span></text:p>
          </table:table-cell>
        </table:table-row>
        <table:table-row>
          <table:table-cell table:style-name="Tabela3.A2" office:value-type="string">
            <text:p text:style-name="P40">[<text:span text:style-name="T33">HA_OLD</text:span>]</text:p>
          </table:table-cell>
          <table:table-cell table:style-name="Tabela3.B2" office:value-type="string">
            <text:p text:style-name="P40"><text:span text:style-name="T28">D</text:span>otychczasowa powierzchnia działki w hektarach</text:p>
          </table:table-cell>
        </table:table-row>
        <table:table-row>
          <table:table-cell table:style-name="Tabela3.A2" office:value-type="string">
            <text:p text:style-name="P40">[NR_<text:span text:style-name="T33">NEW</text:span>]</text:p>
          </table:table-cell>
          <table:table-cell table:style-name="Tabela3.B2" office:value-type="string">
            <text:p text:style-name="P40"><text:span text:style-name="T28">N</text:span>umer działki <text:span text:style-name="T30">(zawiera numer arkusza)</text:span></text:p>
          </table:table-cell>
        </table:table-row>
        <table:table-row>
          <table:table-cell table:style-name="Tabela3.A2" office:value-type="string">
            <text:p text:style-name="P41">[HA_NEW]</text:p>
          </table:table-cell>
          <table:table-cell table:style-name="Tabela3.B2" office:value-type="string">
            <text:p text:style-name="P41">Nowa powierzchni<text:span text:style-name="T35">a</text:span> działki w hektarach</text:p>
          </table:table-cell>
        </table:table-row>
      </table:table>
      <text:p text:style-name="P40"/>
      <text:h text:style-name="P57" text:outline-level="1"><text:bookmark-start text:name="__RefHeading__279_1769275092"/><text:span text:style-name="T9">Wykaz </text:span><text:span text:style-name="T11">zmienionych powierzchni</text:span><text:bookmark-end text:name="__RefHeading__279_1769275092"/></text:h>
      <text:p text:style-name="P25"/>
      <text:p text:style-name="P26">Lista działek, którym zmieniono powierzchnię.</text:p>
      <text:p text:style-name="P38"/>
      <text:h text:style-name="P49" text:outline-level="1"><text:bookmark-start text:name="__RefHeading___Toc451_646430523"/><text:span text:style-name="T21">Wykaz </text:span><text:span text:style-name="T25">przenumerowa</text:span><text:span text:style-name="T26">nych</text:span><text:span text:style-name="T25"> </text:span><text:span text:style-name="T23">dział</text:span><text:span text:style-name="T24">e</text:span><text:span text:style-name="T22">k</text:span><text:bookmark-end text:name="__RefHeading___Toc451_646430523"/></text:h>
      <text:p text:style-name="P30"/>
      <text:p text:style-name="P31"><text:span text:style-name="T33">Lista działek, którym zmienione numer</text:span>.</text:p>
      <text:p text:style-name="P30"/>
      <text:h text:style-name="P50" text:outline-level="1"><text:bookmark-start text:name="__RefHeading___Toc523_399167615"/><text:span text:style-name="T9">Wykaz </text:span><text:span text:style-name="T10">podzi</text:span><text:span text:style-name="T12">elonych</text:span><text:span text:style-name="T10"> działek</text:span><text:bookmark-end text:name="__RefHeading___Toc523_399167615"/></text:h>
      <text:h text:style-name="P51" text:outline-level="1"/>
      <text:p text:style-name="P44"><text:span text:style-name="T27">Lista działek, którym podzielono na kilka innych</text:span><text:span text:style-name="T20">.</text:span></text:p>
      <text:p text:style-name="P43"/>
      <text:h text:style-name="P52" text:outline-level="1"><text:bookmark-start text:name="__RefHeading___Toc481_1458530047"/><text:span text:style-name="T13">Wykaz </text:span><text:span text:style-name="T14">sca</text:span><text:span text:style-name="T15">lonych</text:span><text:span text:style-name="T14"> działek</text:span><text:bookmark-end text:name="__RefHeading___Toc481_1458530047"/></text:h>
      <text:p text:style-name="P35"/>
      <text:p text:style-name="P34"><text:span text:style-name="T33">Lista działek, które scalono z kilku innych</text:span>.</text:p>
      <text:p text:style-name="P36"/>
      <text:h text:style-name="P53" text:outline-level="1"><text:bookmark-start text:name="__RefHeading__696_732489043"/>Repozytorium <text:s/>KERG<text:bookmark-end text:name="__RefHeading__696_732489043"/></text:h>
      <text:p text:style-name="P28"/>
      <text:p text:style-name="P29">Lista numerów KERG dla obrębu.</text:p>
      <text:p text:style-name="P29"/>
      <text:h text:style-name="P54" text:outline-level="1"><text:bookmark-start text:name="__RefHeading___Toc608_1715867377"/>Repozytorium<text:span text:style-name="T32"> dotychczasowego i nowego stanu</text:span><text:bookmark-end text:name="__RefHeading___Toc608_1715867377"/></text:h>
      <text:p text:style-name="P37"/>
      <text:p text:style-name="P32">Lista <text:span text:style-name="T33">działek</text:span>.</text:p>
      <text:p text:style-name="P33">Dane o działkach wydane z systemu EGB V, zawierające numer arkusza.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swiss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font-size="12pt"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498cm" style:rel-column-width="32760*"/>
    </style:style>
    <style:style style:name="Tabela2.B" style:family="table-column">
      <style:table-column-properties style:column-width="8.502cm" style:rel-column-width="32775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="none"/>
    </style:style>
    <style:style style:name="MP1" style:family="paragraph" style:parent-style-name="Table_20_Contents">
      <style:text-properties style:font-name="Open Sans" fo:font-size="9pt" officeooo:rsid="0025cb61" officeooo:paragraph-rsid="0025cb61" style:font-size-asian="9pt" style:font-size-complex="9pt"/>
    </style:style>
    <style:style style:name="MP2" style:family="paragraph" style:parent-style-name="Footer">
      <style:paragraph-properties fo:text-align="end" style:justify-single-word="false"/>
      <style:text-properties style:font-name="Open Sans" fo:font-size="9pt" officeooo:rsid="00172c50" officeooo:paragraph-rsid="0025cb61" style:font-size-asian="9pt" style:font-size-complex="9pt"/>
    </style:style>
    <style:style style:name="MP3" style:family="paragraph" style:parent-style-name="Footer">
      <style:text-properties fo:font-size="9pt" officeooo:rsid="0020bb11" officeooo:paragraph-rsid="001f5890" style:font-size-asian="9pt" style:font-size-complex="9pt"/>
    </style:style>
    <style:style style:name="MP4" style:family="paragraph" style:parent-style-name="Standard">
      <style:text-properties style:font-name="Open Sans" fo:font-size="8pt" officeooo:rsid="00172c50" officeooo:paragraph-rsid="001f5890" style:font-size-asian="8pt" style:font-size-complex="8pt"/>
    </style:style>
    <style:style style:name="MP5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MP6" style:family="paragraph" style:parent-style-name="Footer">
      <style:text-properties officeooo:rsid="00172c50" officeooo:paragraph-rsid="00172c50"/>
    </style:style>
    <style:style style:name="MT1" style:family="text">
      <style:text-properties officeooo:rsid="008399b3"/>
    </style:style>
    <style:style style:name="MT2" style:family="text">
      <style:text-properties officeooo:rsid="00a427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Podręcznik użytkownika</text:p>
            </table:table-cell>
            <table:table-cell table:style-name="Tabela2.A1" office:value-type="string">
              <text:p text:style-name="MP2">Olsztyn, 201<text:span text:style-name="MT1">5</text:span>-<text:span text:style-name="MT2">10</text:span>-<text:span text:style-name="MT2">08</text:span></text:p>
            </table:table-cell>
          </table:table-row>
        </table:table>
        <text:p text:style-name="MP3"/>
      </style:header>
      <style:foot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Copyright @ 201<text:span text:style-name="MT1">5</text:span> OPGK Olsztyn, Wszelkie prawa zastrzeżone</text:p>
            </table:table-cell>
            <table:table-cell table:style-name="Tabela1.A1" office:value-type="string">
              <text:p text:style-name="MP5"><text:page-number text:select-page="current">5</text:page-number>/<text:page-count>5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0T14:13:50.680000000</meta:creation-date>
    <dc:date>2015-10-08T13:18:59.038000000</dc:date>
    <meta:editing-duration>PT7H5M18S</meta:editing-duration>
    <meta:editing-cycles>126</meta:editing-cycles>
    <meta:generator>LibreOffice/5.0.1.2$Windows_x86 LibreOffice_project/81898c9f5c0d43f3473ba111d7b351050be20261</meta:generator>
    <dc:subject>Wykaz zmian działek i użytków z plików opisowych SWDE</dc:subject>
    <dc:title>Podręcznik użytkownika</dc:title>
    <meta:document-statistic meta:table-count="3" meta:image-count="0" meta:object-count="0" meta:page-count="5" meta:paragraph-count="79" meta:word-count="281" meta:character-count="2299" meta:non-whitespace-character-count="2089"/>
  </office:meta>
</office:document-meta>
</file>